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MS Mincho" svg:font-family="'MS Mincho'" style:font-family-generic="system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  <style:text-properties style:font-name="Calibri" fo:font-size="11pt" fo:font-weight="bold" style:font-size-asian="11pt" style:font-weight-asian="bold" style:font-name-complex="Courier New" style:font-size-complex="11pt"/>
    </style:style>
    <style:style style:name="P2" style:family="paragraph" style:parent-style-name="Standard">
      <style:text-properties style:font-name="Calibri" fo:font-size="11pt" fo:font-weight="bold" style:font-size-asian="11pt" style:font-weight-asian="bold" style:font-name-complex="Courier New" style:font-size-complex="11pt"/>
    </style:style>
    <style:style style:name="P3" style:family="paragraph" style:parent-style-name="Standard">
      <style:text-properties style:font-name="Calibri" fo:font-size="11pt" style:font-size-asian="11pt" style:font-size-complex="11pt"/>
    </style:style>
    <style:style style:name="P4" style:family="paragraph" style:parent-style-name="Standard">
      <style:text-properties style:font-name="Calibri" fo:font-size="11pt" officeooo:paragraph-rsid="000d0f03" style:font-size-asian="11pt" style:font-size-complex="11pt"/>
    </style:style>
    <style:style style:name="P5" style:family="paragraph" style:parent-style-name="Standard">
      <style:text-properties style:font-name="Calibri" fo:font-size="11pt" style:font-size-asian="11pt" style:font-name-complex="Courier New" style:font-size-complex="11pt"/>
    </style:style>
    <style:style style:name="P6" style:family="paragraph" style:parent-style-name="Standard">
      <style:text-properties style:font-name="Calibri" fo:font-size="11pt" officeooo:rsid="000a4072" officeooo:paragraph-rsid="000a4072" style:font-size-asian="11pt" style:font-name-complex="Courier New" style:font-size-complex="11pt"/>
    </style:style>
    <style:style style:name="P7" style:family="paragraph" style:parent-style-name="Standard">
      <style:text-properties style:font-name="Calibri" fo:font-size="15pt" officeooo:rsid="000a4072" officeooo:paragraph-rsid="000a4072" style:font-size-asian="15pt" style:font-name-complex="Courier New" style:font-size-complex="15pt"/>
    </style:style>
    <style:style style:name="T1" style:family="text">
      <style:text-properties officeooo:rsid="000a4072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ypografie</text:p>
      <text:p text:style-name="P2"/>
      <text:p text:style-name="P3">Der Begri<text:span text:style-name="T1">f</text:span>f Typographie oder Typografie , aus dem Griechischen abgeleitet von den Wörtern „Abdruck, Figur,Typ “ und „malen, schreiben, ritzen“ lässt sich auf mehrerer Bereiche anwenden . Im Weiteren Sinne bezieht sich die Typografie auf die Kunst des Druckens. Heute gilt sie jedoch als Gestaltungsprozess ,der mittels Schrift , Bildern, Linien usw. auf Druckwerke und <text:s/>elektronische Medien angewendet wird. </text:p>
      <text:p text:style-name="P3"/>
      <text:p text:style-name="P3">Typografie sollte in erster Linie den Inhalt und Zweck eines Werkes verdeutlichen und an die Bedürfnisse des Lasers angepasst werden.Neben der Gestaltung von <text:s/>texten in Romanen und Sachbüchern geht es auch UN die Gestaltung von Werbeprospekten, Flyern, <text:s/>Formularen und andern Drucksachen. Zu beachten ist , das die typografische Gestaltung an den Zweck des Textes angepasst wird. So setzt das informierende Lesen, z.B. in einem Lexikon, einen übersichtlich gegliederten Text voraus , in dem einzelne Abschnitte durch fett gedruckte</text:p>
      <text:p text:style-name="P4">Wörter hervor gehoben sind.In einem Roman dagegen ist auf möglichst gleichmäßigen Lesefluss zu achten.</text:p>
      <text:p text:style-name="P4"/>
      <text:p text:style-name="P4"><text:s/>Zu betonende Textstellen werden hier eher dezent kursiv hervorgehoben .</text:p>
      <text:p text:style-name="P3">Möglichkeiten der typografischen Gestaltung sind der <text:s/>Einsatz unterschiedlicher Stiftarten, Schriftstile und Schriftgrößen, die Wahl der Zeilenlängen und –Abstände und Absatzformate.</text:p>
      <text:p text:style-name="P3">War Typografie seit Gutenberg Teil das Fachwissens der Drucker und Schriftsetzer <text:s/>, ist sie heute ein wichtiger Bestandteil der Ausbildung von Grafikern, Mediengestaltern und anderen Berufsgruppen. Allerdings kann heute <text:s/>jeder am <text:s/>Computer Schriftstücke erstellen und somit typographisch tätig werden. Ob Typografie eine Kunst im eigentlichen Sonne ist, ist unter Fachleuten umstritten.</text:p>
      <text:p text:style-name="P3"/>
      <text:p text:style-name="P5">Quelle: <text:a xlink:type="simple" xlink:href="http://de.wikipedia.org/wiki/Typografie" text:style-name="Internet_20_link" text:visited-style-name="Visited_20_Internet_20_Link">http://de.wikipedia.org/wiki/Typografie</text:a></text:p>
      <text:p text:style-name="P5"/>
      <text:p text:style-name="P5"/>
      <text:p text:style-name="P7">Benimmregeln für Satzzeichen</text:p>
      <text:p text:style-name="P6"/>
      <text:p text:style-name="P6">Nein,so ist es falsch ! <text:s text:c="26"/><text:span text:style-name="T2">Nach </text:span>einem Satzzeichen Leerzeichen setzen !</text:p>
      <text:p text:style-name="P6">Oh nein , so ist es auch falsch ! <text:s text:c="8"/><text:span text:style-name="T2">Vor</text:span> einem Satzzeichen kein Leerzeichen setzen !</text:p>
      <text:p text:style-name="P6">Ja, so ist es richtig.</text:p>
      <text:p text:style-name="P3"/>
      <text:p text:style-name="P3">„<text:span text:style-name="T1">Gänsefüßchen sitzen dicht am Text“,(Klammern auch)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MS Mincho" svg:font-family="'MS Mincho'" style:font-family-generic="system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2pt" fo:language="de" fo:country="D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Absatz-Standardschriftar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4.1$Windows_X86_64 LibreOffice_project/27d75539669ac387bb498e35313b970b7fe9c4f9</meta:generator>
    <dc:title>Typografie</dc:title>
    <meta:initial-creator>Annette Machmer</meta:initial-creator>
    <meta:creation-date>2007-08-31T11:15:00</meta:creation-date>
    <dc:date>2023-09-20T08:32:39.029000000</dc:date>
    <meta:editing-cycles>4</meta:editing-cycles>
    <meta:editing-duration>PT14M38S</meta:editing-duration>
    <meta:document-statistic meta:table-count="0" meta:image-count="0" meta:object-count="0" meta:page-count="1" meta:paragraph-count="13" meta:word-count="276" meta:character-count="2022" meta:non-whitespace-character-count="1716"/>
    <meta:user-defined meta:name="Info 1"/>
    <meta:user-defined meta:name="Info 2"/>
    <meta:user-defined meta:name="Info 3"/>
    <meta:user-defined meta:name="Info 4"/>
  </office:meta>
</office:document-meta>
</file>